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1cm" draw:marker-end-width="0.351cm" draw:fill="none" draw:textarea-horizontal-align="center" draw:textarea-vertical-align="middle" fo:padding-top="0.174cm" fo:padding-bottom="0.174cm" fo:padding-left="0.299cm" fo:padding-right="0.299cm"/>
    </style:style>
    <style:style style:name="gr3" style:family="graphic" style:parent-style-name="standard">
      <style:graphic-properties draw:stroke="solid" svg:stroke-width="0.102cm" svg:stroke-color="#ccccff" draw:marker-start-width="0.351cm" draw:marker-end="Arrow" draw:marker-end-width="0.451cm" draw:textarea-horizontal-align="center" draw:textarea-vertical-align="middle" fo:padding-top="0.174cm" fo:padding-bottom="0.174cm" fo:padding-left="0.299cm" fo:padding-right="0.299cm"/>
    </style:style>
    <style:style style:name="gr4" style:family="graphic" style:parent-style-name="standard">
      <style:graphic-properties draw:stroke="none" svg:stroke-width="0cm" svg:stroke-color="#000000" draw:marker-start-width="0.199cm" draw:marker-end-width="0.199cm" draw:fill="none" draw:fill-color="#ffffff" draw:textarea-horizontal-align="left" draw:auto-grow-height="true" draw:auto-grow-width="true" fo:min-height="0cm" fo:min-width="0cm" fo:padding-top="0.124cm" fo:padding-bottom="0.124cm" fo:padding-left="0.249cm" fo:padding-right="0.249cm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6cm" fo:min-width="1.27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draw:auto-grow-height="true" fo:min-height="14.267cm"/>
    </style:style>
    <style:style style:name="pr9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text:enable-numbering="false" fo:text-indent="-0.6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color="#ffff00" fo:font-size="18pt" fo:font-weight="bold"/>
    </style:style>
    <style:style style:name="P11" style:family="paragraph">
      <style:paragraph-properties fo:margin-left="0cm" fo:margin-right="0cm" fo:text-align="center" fo:text-indent="0cm"/>
      <style:text-properties fo:color="#23ff23" fo:font-size="18pt" fo:font-weight="bold"/>
    </style:style>
    <style:style style:name="P12" style:family="paragraph">
      <style:paragraph-properties fo:text-align="center"/>
      <style:text-properties fo:color="#ccccff" fo:font-weight="bold"/>
    </style:style>
    <style:style style:name="P13" style:family="paragraph">
      <style:paragraph-properties fo:margin-left="0cm" fo:margin-right="0cm" fo:text-indent="0cm"/>
      <style:text-properties fo:color="#ccccff" fo:font-size="18pt" fo:font-weight="bold"/>
    </style:style>
    <style:style style:name="P14" style:family="paragraph">
      <style:paragraph-properties fo:margin-left="0cm" fo:margin-right="0cm" fo:text-indent="0cm"/>
      <style:text-properties fo:color="#ff6633" fo:font-size="18pt" fo:font-weight="bold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text-align="start"/>
      <style:text-properties fo:color="#23ff23" fo:font-size="20pt" fo:font-weight="bold"/>
    </style:style>
    <style:style style:name="P17" style:family="paragraph">
      <style:text-properties fo:color="#23ff23" fo:font-size="20pt" fo:font-weight="bold"/>
    </style:style>
    <style:style style:name="P18" style:family="paragraph">
      <style:paragraph-properties fo:text-align="center"/>
    </style:style>
    <style:style style:name="P19" style:family="paragraph">
      <style:paragraph-properties fo:margin-left="1.2cm" fo:margin-right="0cm" fo:text-indent="-0.9cm"/>
      <style:text-properties fo:font-size="20pt"/>
    </style:style>
    <style:style style:name="P20" style:family="paragraph">
      <style:paragraph-properties fo:text-align="start"/>
      <style:text-properties fo:color="#23ff23" fo:font-size="16pt" fo:font-weight="bold"/>
    </style:style>
    <style:style style:name="P21" style:family="paragraph">
      <style:paragraph-properties fo:margin-left="0cm" fo:margin-right="0cm" fo:text-indent="0cm"/>
      <style:text-properties fo:color="#23ff23" fo:font-size="20pt" fo:font-weight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00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fo:color="#ccccff" fo:font-size="20pt" fo:font-weight="bold"/>
    </style:style>
    <style:style style:name="T6" style:family="text">
      <style:text-properties fo:color="#23ff23"/>
    </style:style>
    <style:style style:name="T7" style:family="text">
      <style:text-properties fo:color="#23ff23" fo:font-size="22pt" fo:font-weight="bold"/>
    </style:style>
    <style:style style:name="T8" style:family="text">
      <style:text-properties fo:color="#23ff23" fo:font-size="26pt"/>
    </style:style>
    <style:style style:name="T9" style:family="text">
      <style:text-properties fo:font-size="26pt"/>
    </style:style>
    <style:style style:name="T10" style:family="text">
      <style:text-properties fo:color="#ffff00" fo:font-size="26pt"/>
    </style:style>
    <style:style style:name="T11" style:family="text">
      <style:text-properties fo:color="#ffffff"/>
    </style:style>
    <style:style style:name="T12" style:family="text">
      <style:text-properties fo:font-weight="bold"/>
    </style:style>
    <style:style style:name="T13" style:family="text">
      <style:text-properties fo:color="#23ff23" fo:font-weight="bold"/>
    </style:style>
    <style:style style:name="T14" style:family="text">
      <style:text-properties fo:color="#ccccff"/>
    </style:style>
    <style:style style:name="T15" style:family="text">
      <style:text-properties fo:color="#ff6633"/>
    </style:style>
    <style:style style:name="T16" style:family="text">
      <style:text-properties fo:color="#ffff00" fo:font-size="18pt" fo:font-weight="bold"/>
    </style:style>
    <style:style style:name="T17" style:family="text">
      <style:text-properties fo:color="#23ff23" fo:font-size="18pt" fo:font-weight="bold"/>
    </style:style>
    <style:style style:name="T18" style:family="text">
      <style:text-properties fo:color="#ccccff" fo:font-size="18pt" fo:font-weight="bold"/>
    </style:style>
    <style:style style:name="T19" style:family="text">
      <style:text-properties fo:color="#ff6633" fo:font-size="18pt" fo:font-weight="bold"/>
    </style:style>
    <style:style style:name="T20" style:family="text">
      <style:text-properties fo:color="#ffffff" fo:font-size="26pt" fo:font-weight="normal"/>
    </style:style>
    <style:style style:name="T21" style:family="text">
      <style:text-properties fo:color="#ffff00" fo:font-size="26pt" fo:font-weight="normal"/>
    </style:style>
    <style:style style:name="T22" style:family="text">
      <style:text-properties fo:color="#23ff23" fo:font-size="20pt" fo:font-weight="bold"/>
    </style:style>
    <style:style style:name="T23" style:family="text">
      <style:text-properties fo:font-size="24pt"/>
    </style:style>
    <style:style style:name="T24" style:family="text">
      <style:text-properties fo:color="#ffff00" fo:font-size="24pt"/>
    </style:style>
    <style:style style:name="T25" style:family="text">
      <style:text-properties fo:color="#ccccff" fo:font-size="26pt" fo:font-weight="normal"/>
    </style:style>
    <style:style style:name="T26" style:family="text">
      <style:text-properties fo:font-size="26pt" fo:font-weight="normal"/>
    </style:style>
    <style:style style:name="T27" style:family="text">
      <style:text-properties fo:color="#23ff23" fo:font-size="16pt" fo:font-weight="bold"/>
    </style:style>
    <style:style style:name="T28" style:family="text">
      <style:text-properties fo:color="#ffcc99" fo:font-size="20pt" fo:font-weight="bold"/>
    </style:style>
    <style:style style:name="T29" style:family="text">
      <style:text-properties fo:color="#23ff23" fo:font-size="24pt" fo:font-weight="bold"/>
    </style:style>
    <style:style style:name="T30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1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2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3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objects</presentation:footer-decl>
      <presentation:footer-decl presentation:name="ftr2">CMPTxxxx</presentation:footer-decl>
      <presentation:date-time-decl presentation:name="dtd1" presentation:source="fixed">31 Oct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Py ch15:<text:line-break/><text:tab/>Object-Oriented Programming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31 Oct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Quiz05: ch7-8 <text:span text:style-name="T1">(10 mins, 20 pts)</text:span>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In <text:span text:style-name="T2">C</text:span>, why should you always allocate <text:span text:style-name="T2">strings</text:span><text:line-break/>(arrays of char) to be at least one char <text:span text:style-name="T2">longer</text:span> than the longest string you'll need to store?</text:p>
              </text:list-item>
            </text:list>
            <text:list text:style-name="L3">
              <text:list-item>
                <text:list>
                  <text:list-item>
                    <text:p text:style-name="P4">What could <text:span text:style-name="T2">happen</text:span> if you don't?</text:p>
                  </text:list-item>
                </text:list>
              </text:list-item>
            </text:list>
            <text:list text:style-name="L3">
              <text:list-item>
                <text:p text:style-name="P3">Convert <text:span text:style-name="T2">1100 1011</text:span> from <text:span text:style-name="T2">binary</text:span> to both <text:span text:style-name="T2">hexadecimal</text:span> and <text:span text:style-name="T2">octal</text:span>, in Python form.</text:p>
              </text:list-item>
            </text:list>
            <text:list text:style-name="L3">
              <text:list-item>
                <text:p text:style-name="P3">Express <text:span text:style-name="T2">2Mb/sec</text:span> in <text:span text:style-name="T2">bytes/sec</text:span> (binary units, not SI)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you may express your answer in powers of 2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rite a Python function that returns a <text:span text:style-name="T2">random</text:span> integer between <text:span text:style-name="T2">-100</text:span> and <text:span text:style-name="T2">100</text:span>, inclusive.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Quiz05: answers #1-2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In <text:span text:style-name="T2">C</text:span>, why should you always allocate <text:span text:style-name="T2">strings</text:span><text:line-break/>(arrays of char) to be at least one char <text:span text:style-name="T2">longer</text:span> than the longest string you'll need to store?</text:p>
              </text:list-item>
            </text:list>
            <text:list text:style-name="L3">
              <text:list-item>
                <text:list>
                  <text:list-item>
                    <text:p text:style-name="P4">Need to store null character to terminate st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don't, won't know when to stop when reading string; may overwrite other memory when writing</text:p>
                  </text:list-item>
                </text:list>
              </text:list-item>
            </text:list>
            <text:list text:style-name="L3">
              <text:list-item>
                <text:p text:style-name="P3">Convert <text:span text:style-name="T2">1100 1011</text:span> from <text:span text:style-name="T2">binary</text:span> to both <text:span text:style-name="T2">hexadecimal</text:span> and <text:span text:style-name="T2">octal</text:span>, in Python form.</text:p>
              </text:list-item>
            </text:list>
            <text:list text:style-name="L3">
              <text:list-item>
                <text:list>
                  <text:list-item>
                    <text:p text:style-name="P4">hex: 0xC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ct: 0313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Quiz05: answers #3-4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Express <text:span text:style-name="T2">2Mb/sec</text:span> in <text:span text:style-name="T2">bytes/sec</text:span> (binary units, not SI)</text:p>
              </text:list-item>
            </text:list>
            <text:list text:style-name="L3">
              <text:list-item>
                <text:list>
                  <text:list-item>
                    <text:p text:style-name="P4">2<text:span text:style-name="T3">18</text:span><text:span text:style-name="T4"> bytes/sec</text:span></text:p>
                  </text:list-item>
                </text:list>
              </text:list-item>
            </text:list>
            <text:list text:style-name="L3">
              <text:list-item>
                <text:p text:style-name="P3">Write a Python function that returns a <text:span text:style-name="T2">random</text:span> integer between <text:span text:style-name="T2">-100</text:span> and <text:span text:style-name="T2">100</text:span>, inclusiv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def randint()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from random import rando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return 200*int(random.random()) - 100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Stonybrook M2 environment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<text:span text:style-name="T2">Stonybrook</text:span> M2 software is installed on TWU lab PCs (Start-&gt;Programs-&gt;Computing)</text:p>
              </text:list-item>
            </text:list>
            <text:list text:style-name="L3">
              <text:list-item>
                <text:p text:style-name="P3">Stonybrook <text:span text:style-name="T2">orientation</text:span>:<text:span text:style-name="T5"> </text:span><text:span text:style-name="T5"><text:a xlink:href="http://twu.seanho.com/05fall/cmpt14x/stonybrook/">http://twu.seanho.com/05fall/cmpt14x/stonybrook/</text:a></text:span></text:p>
              </text:list-item>
            </text:list>
            <text:list text:style-name="L3">
              <text:list-item>
                <text:p text:style-name="P3">Start with an empty <text:span text:style-name="T2">project</text:span> file:<text:span text:style-name="T5"> </text:span><text:span text:style-name="T5"><text:a xlink:href="http://twu.seanho.com/05fall/cmpt14x/stonybrook/M2Project.sbp">http://twu.seanho.com/05fall/cmpt14x/stonybrook/M2Project.sbp</text:a></text:span></text:p>
              </text:list-item>
            </text:list>
            <text:list text:style-name="L3">
              <text:list-item>
                <text:p text:style-name="P3">You can have <text:span text:style-name="T2">multiple</text:span> programs and libraries in one project; all <text:span text:style-name="T2">modules</text:span> in the same project can <text:span text:style-name="T2">import</text:span> from one another</text:p>
              </text:list-item>
            </text:list>
            <text:list text:style-name="L3">
              <text:list-item>
                <text:p text:style-name="P3">Create a new <text:span text:style-name="T2">program module</text:span> in this project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File</text:span>-&gt;<text:span text:style-name="T6">New Module</text:span>: <text:span text:style-name="T6">Program</text:span> module typ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Records in Python: Classes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In Python, <text:span text:style-name="T2">classes</text:span> are user-defined typ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class StudentRecord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firstName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lastName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ID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year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nstantiate</text:span> a new object of type <text:span text:style-name="T6">StudentRecord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student1 = StudentRecord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student1.firstName = 'Tom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8">student1</text:span><text:span text:style-name="T9"> is an </text:span><text:span text:style-name="T10">instance</text:span><text:span text:style-name="T9"> of the </text:span><text:span text:style-name="T10">class</text:span><text:span text:style-name="T9"> </text:span><text:span text:style-name="T8">StudentRecord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“</text:span><text:span text:style-name="T8">x</text:span><text:span text:style-name="T9"> is a </text:span><text:span text:style-name="T10">variable</text:span><text:span text:style-name="T9"> of </text:span><text:span text:style-name="T10">type</text:span><text:span text:style-name="T9"> </text:span><text:span text:style-name="T8">int</text:span><text:span text:style-name="T9">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Object-oriented programming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Procedural</text:span> paradigm: programs as lists of <text:span text:style-name="T2">actions</text:span></text:p>
              </text:list-item>
            </text:list>
            <text:list text:style-name="L3">
              <text:list-item>
                <text:list>
                  <text:list-item>
                    <text:p text:style-name="P4">Focus is on the procedures (<text:span text:style-name="T2">verbs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Variables</text:span>, data structures get <text:span text:style-name="T11">passed</text:span> into proced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2">e.g.: </text:span><text:span text:style-name="T13">string.upper('hello'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Object-oriented</text:span> paradigm: collections of <text:span text:style-name="T2">objects</text:span></text:p>
              </text:list-item>
            </text:list>
            <text:list text:style-name="L3">
              <text:list-item>
                <text:list>
                  <text:list-item>
                    <text:p text:style-name="P4">Focus is on the data (<text:span text:style-name="T2">nouns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essages</text:span> get passed between obj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ocedures are <text:span text:style-name="T2">methods</text:span> belonging to obj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2">e.g.: </text:span><text:span text:style-name="T13">'hello'.upper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Everything is an object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In object-oriented programming, all data are <text:span text:style-name="T2">object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Variables, procedures, even libraries</text:span></text:p>
                  </text:list-item>
                </text:list>
              </text:list-item>
            </text:list>
            <text:list text:style-name="L3">
              <text:list-item>
                <text:p text:style-name="P3">We make things happen by passing <text:span text:style-name="T2">messages</text:span> between object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myFile</text:span>.<text:span text:style-name="T14">read</text:span>(16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appleName</text:span>.<text:span text:style-name="T14">upper</text:span>(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 object itself defines what messages it accepts: these are called its <text:span text:style-name="T2">methods</text:span></text:p>
              </text:list-item>
            </text:list>
            <text:list text:style-name="L3">
              <text:list-item>
                <text:list>
                  <text:list-item>
                    <text:p text:style-name="P4">e.g., <text:span text:style-name="T15">files </text:span>have <text:span text:style-name="T14">read</text:span>(), <text:span text:style-name="T14">write</text:span>(), etc.<text:line-break/><text:span text:style-name="T15">strings</text:span> have <text:span text:style-name="T14">upper</text:span>(), len(), etc.</text:p>
                  </text:list-item>
                </text:list>
              </text:list-item>
            </text:list>
          </draw:text-box>
        </draw:frame>
        <draw:ellipse draw:style-name="gr2" draw:text-style-name="P10" draw:id="id1" draw:layer="layout" svg:width="3.81cm" svg:height="1.905cm" svg:x="14.695cm" svg:y="11.196cm">
          <text:p text:style-name="P9"><text:span text:style-name="T16">main</text:span></text:p>
          <text:p text:style-name="P9"><text:span text:style-name="T16">program</text:span></text:p>
        </draw:ellipse>
        <draw:ellipse draw:style-name="gr2" draw:text-style-name="P11" draw:id="id2" draw:layer="layout" svg:width="4.325cm" svg:height="1.27cm" svg:x="23.245cm" svg:y="9.895cm">
          <text:p text:style-name="P9"><text:span text:style-name="T17">myFile</text:span></text:p>
        </draw:ellipse>
        <draw:connector draw:style-name="gr3" draw:text-style-name="P12" draw:layer="layout" draw:type="line" svg:x1="18.505cm" svg:y1="12.148cm" svg:x2="23.245cm" svg:y2="10.53cm" draw:start-shape="id1" draw:start-glue-point="1" draw:end-shape="id2" draw:end-glue-point="3">
          <text:p text:style-name="P1"/>
        </draw:connector>
        <draw:ellipse draw:style-name="gr2" draw:text-style-name="P11" draw:id="id3" draw:layer="layout" svg:width="4.325cm" svg:height="1.27cm" svg:x="23.346cm" svg:y="13.396cm">
          <text:p text:style-name="P9"><text:span text:style-name="T17">numApples</text:span></text:p>
        </draw:ellipse>
        <draw:connector draw:style-name="gr3" draw:text-style-name="P12" draw:layer="layout" draw:type="line" svg:x1="18.505cm" svg:y1="12.148cm" svg:x2="23.346cm" svg:y2="14.031cm" draw:start-shape="id1" draw:end-shape="id3" draw:end-glue-point="3">
          <text:p text:style-name="P1"/>
        </draw:connector>
        <draw:frame draw:style-name="gr4" draw:text-style-name="P13" draw:layer="layout" svg:width="2.689cm" svg:height="0.96cm" svg:x="21.121cm" svg:y="12.498cm">
          <draw:text-box>
            <text:p text:style-name="P1"><text:span text:style-name="T18">upper()</text:span></text:p>
          </draw:text-box>
        </draw:frame>
        <draw:frame draw:style-name="gr4" draw:text-style-name="P14" draw:layer="layout" svg:width="1.419cm" svg:height="0.96cm" svg:x="24.52cm" svg:y="11.198cm">
          <draw:text-box>
            <text:p text:style-name="P1"><text:span text:style-name="T19">file</text:span></text:p>
          </draw:text-box>
        </draw:frame>
        <draw:frame draw:style-name="gr4" draw:text-style-name="P13" draw:layer="layout" svg:width="2.261cm" svg:height="0.96cm" svg:x="19.021cm" svg:y="10.198cm">
          <draw:text-box>
            <text:p text:style-name="P1"><text:span text:style-name="T18">read()</text:span></text:p>
          </draw:text-box>
        </draw:frame>
        <draw:frame draw:style-name="gr4" draw:text-style-name="P14" draw:layer="layout" svg:width="2.265cm" svg:height="0.96cm" svg:x="24.621cm" svg:y="14.598cm">
          <draw:text-box>
            <text:p text:style-name="P1"><text:span text:style-name="T19">string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Methods and attribute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Everything you can do with an object is encapsulated in its object <text:span text:style-name="T2">definition</text:span></text:p>
              </text:list-item>
            </text:list>
            <text:list text:style-name="L3">
              <text:list-item>
                <text:list>
                  <text:list-item>
                    <text:p text:style-name="P4">Methods make up the <text:span text:style-name="T2">interface</text:span> to the object</text:p>
                  </text:list-item>
                </text:list>
              </text:list-item>
            </text:list>
            <text:list text:style-name="L3">
              <text:list-item>
                <text:p text:style-name="P3">Objects can also have <text:span text:style-name="T2">attributes</text:span> (variables)</text:p>
              </text:list-item>
            </text:list>
            <text:list text:style-name="L3">
              <text:list-item>
                <text:p text:style-name="P3">Our <text:span text:style-name="T14">fractions.py</text:span> ADT example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ethods</text:span>: <text:span text:style-name="T14">get_n(), get_d(), add(), mult(),</text:span>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verything you need to interact with a <text:span text:style-name="T14">Frac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ttributes</text:span>: tuple (n,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uld also have two separate attributes:<text:line-break/>num, deno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lasses and instance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e <text:span text:style-name="T2">define</text:span> (declare) object <text:span text:style-name="T2">classes</text:span> (types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ttribu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ethods</text:span> (interfa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nstructor and destructo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n we <text:span text:style-name="T2">instantiate</text:span> the class (declare variables)</text:p>
              </text:list-item>
            </text:list>
            <text:list text:style-name="L3">
              <text:list-item>
                <text:p text:style-name="P3">e.g., <text:span text:style-name="T6">frac1</text:span> is a variable of type <text:span text:style-name="T6">Frac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frac1</text:span> is the instance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6">Fraction</text:span> is the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More on instantiating classes</text:p>
          </draw:text-box>
        </draw:frame>
        <draw:frame presentation:style-name="pr9" draw:text-style-name="P5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class Dat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day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month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year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class StudentRecord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firstName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lastName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ID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7">birthdate = Date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0">Creating a new </text:span><text:span text:style-name="T21">StudentRecord</text:span><text:span text:style-name="T20"> makes a new </text:span><text:span text:style-name="T21">Date</text:span><text:span text:style-name="T20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bob = StudentRecord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bob.birthdate.year = 198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5" draw:text-style-name="P16" draw:id="id5" draw:layer="layout" svg:width="5.009cm" svg:height="4.269cm" svg:x="17.499cm" svg:y="4.691cm">
          <text:p text:style-name="P15"><text:span text:style-name="T22">first: Bob</text:span></text:p>
          <text:p text:style-name="P15"><text:span text:style-name="T22">last: Smith</text:span></text:p>
          <text:p text:style-name="P15"><text:span text:style-name="T22">ID: 2389</text:span></text:p>
          <text:p text:style-name="P15"><text:span text:style-name="T22">bday:</text:span></text:p>
        </draw:rect>
        <draw:rect draw:style-name="gr5" draw:text-style-name="P16" draw:id="id6" draw:layer="layout" svg:width="4.621cm" svg:height="3.141cm" svg:x="22.155cm" svg:y="9.843cm">
          <text:p text:style-name="P15"><text:span text:style-name="T22">day: 12</text:span></text:p>
          <text:p text:style-name="P15"><text:span text:style-name="T22">month: 5</text:span></text:p>
          <text:p text:style-name="P15"><text:span text:style-name="T22">year: 1986</text:span></text:p>
        </draw:rect>
        <draw:frame draw:style-name="gr6" draw:text-style-name="P17" draw:id="id4" draw:layer="layout" svg:width="1.797cm" svg:height="1.038cm" svg:x="14.817cm" svg:y="4.031cm">
          <draw:text-box>
            <text:p text:style-name="P1"><text:span text:style-name="T22">bob</text:span></text:p>
          </draw:text-box>
        </draw:frame>
        <draw:connector draw:style-name="gr7" draw:text-style-name="P18" draw:layer="layout" draw:type="curve" svg:x1="15.715cm" svg:y1="5.069cm" svg:x2="17.499cm" svg:y2="6.825cm" draw:start-shape="id4" draw:start-glue-point="2" draw:end-shape="id5" draw:end-glue-point="3">
          <text:p text:style-name="P1"/>
        </draw:connector>
        <draw:connector draw:style-name="gr7" draw:text-style-name="P18" draw:layer="layout" draw:type="curve" svg:x1="20.391cm" svg:y1="8.114cm" svg:x2="22.155cm" svg:y2="11.413cm" draw:end-shape="id6" draw:end-glue-point="3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Objects are mutable: copy vs. alias</text:p>
          </draw:text-box>
        </draw:frame>
        <draw:frame presentation:style-name="pr8" draw:text-style-name="P1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3">Objects are </text:span><text:span text:style-name="T24">mutable</text:span><text:span text:style-name="T23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student1.ID = 25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student1.ID = 38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3">This means assignment is just </text:span><text:span text:style-name="T24">aliasing</text:span><text:span text:style-name="T23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student2 = student1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student2.ID = 50</text:span><text:span text:style-name="T22"><text:tab/></text:span><text:span text:style-name="T22"><text:tab/></text:span><text:span text:style-name="T22"># affects student1.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3">To make a separate copy, use </text:span><text:span text:style-name="T24">copy.deepcopy()</text:span><text:span text:style-name="T23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import cop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student2 = copy.deepcopy(student1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3">Or create a new </text:span><text:span text:style-name="T24">instance</text:span><text:span text:style-name="T23">, and copy value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student2 = StudentRecord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student2.ID = student1.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14.863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5">Assignment</text:span><text:span text:style-name="T26">: </text:span><text:span text:style-name="T21">alia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larry = bob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5">copy.copy()</text:span><text:span text:style-name="T26">: </text:span><text:span text:style-name="T21">shallow</text:span><text:span text:style-name="T26"> cop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larry = copy.copy(bob)</text:span><text:span text:style-name="T7"><text:line-break/>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5">copy.deepcopy()</text:span><text:span text:style-name="T26">: </text:span><text:span text:style-name="T21">deep</text:span><text:span text:style-name="T26"> cop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7">larry = copy.deepcopy(bo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25.199cm" svg:height="3.178cm" svg:x="1cm" svg:y="0.337cm" presentation:class="title">
          <draw:text-box>
            <text:p text:style-name="P1">More on copy vs. alias</text:p>
          </draw:text-box>
        </draw:frame>
        <draw:rect draw:style-name="gr5" draw:text-style-name="P20" draw:id="id8" draw:layer="layout" svg:width="3.491cm" svg:height="3.165cm" svg:x="16.071cm" svg:y="3.225cm">
          <text:p text:style-name="P15"><text:span text:style-name="T27">first: Bob</text:span></text:p>
          <text:p text:style-name="P15"><text:span text:style-name="T27">last: Smith</text:span></text:p>
          <text:p text:style-name="P15"><text:span text:style-name="T27">ID: 2389</text:span></text:p>
          <text:p text:style-name="P15"><text:span text:style-name="T27">bday:</text:span></text:p>
        </draw:rect>
        <draw:rect draw:style-name="gr5" draw:text-style-name="P20" draw:id="id9" draw:layer="layout" svg:width="3.738cm" svg:height="2.176cm" svg:x="20.408cm" svg:y="4.249cm">
          <text:p text:style-name="P15"><text:span text:style-name="T27">day: 12</text:span></text:p>
          <text:p text:style-name="P15"><text:span text:style-name="T27">month: 5</text:span></text:p>
          <text:p text:style-name="P15"><text:span text:style-name="T27">year: 1986</text:span></text:p>
        </draw:rect>
        <draw:frame draw:style-name="gr6" draw:text-style-name="P17" draw:id="id7" draw:layer="layout" svg:width="1.797cm" svg:height="1.038cm" svg:x="12.837cm" svg:y="2.954cm">
          <draw:text-box>
            <text:p text:style-name="P1"><text:span text:style-name="T22">bob</text:span></text:p>
          </draw:text-box>
        </draw:frame>
        <draw:connector draw:style-name="gr7" draw:text-style-name="P18" draw:layer="layout" draw:type="curve" svg:x1="13.735cm" svg:y1="3.992cm" svg:x2="16.071cm" svg:y2="4.807cm" draw:start-shape="id7" draw:start-glue-point="2" draw:end-shape="id8" draw:end-glue-point="3">
          <text:p text:style-name="P1"/>
        </draw:connector>
        <draw:connector draw:style-name="gr7" draw:text-style-name="P18" draw:layer="layout" draw:type="curve" svg:x1="18.256cm" svg:y1="5.756cm" svg:x2="20.408cm" svg:y2="5.337cm" draw:end-shape="id9" draw:end-glue-point="3">
          <text:p text:style-name="P1"/>
        </draw:connector>
        <draw:frame draw:style-name="gr6" draw:text-style-name="P17" draw:id="id10" draw:layer="layout" svg:width="2.034cm" svg:height="1.038cm" svg:x="12.537cm" svg:y="5.365cm">
          <draw:text-box>
            <text:p text:style-name="P1"><text:span text:style-name="T22">larry</text:span></text:p>
          </draw:text-box>
        </draw:frame>
        <draw:connector draw:style-name="gr7" draw:text-style-name="P18" draw:layer="layout" draw:type="curve" svg:x1="13.554cm" svg:y1="5.365cm" svg:x2="16.071cm" svg:y2="4.818cm" draw:start-shape="id10" draw:start-glue-point="0">
          <text:p text:style-name="P1"/>
        </draw:connector>
        <draw:rect draw:style-name="gr5" draw:text-style-name="P20" draw:id="id12" draw:layer="layout" svg:width="3.491cm" svg:height="3.165cm" svg:x="17.637cm" svg:y="8.546cm">
          <text:p text:style-name="P15"><text:span text:style-name="T27">first: Bob</text:span></text:p>
          <text:p text:style-name="P15"><text:span text:style-name="T27">last: Smith</text:span></text:p>
          <text:p text:style-name="P15"><text:span text:style-name="T27">ID: 2389</text:span></text:p>
          <text:p text:style-name="P15"><text:span text:style-name="T27">bday:</text:span></text:p>
        </draw:rect>
        <draw:rect draw:style-name="gr5" draw:text-style-name="P20" draw:id="id13" draw:layer="layout" svg:width="3.738cm" svg:height="2.176cm" svg:x="20.492cm" svg:y="12.411cm">
          <text:p text:style-name="P15"><text:span text:style-name="T27">day: 12</text:span></text:p>
          <text:p text:style-name="P15"><text:span text:style-name="T27">month: 5</text:span></text:p>
          <text:p text:style-name="P15"><text:span text:style-name="T27">year: 1986</text:span></text:p>
        </draw:rect>
        <draw:frame draw:style-name="gr6" draw:text-style-name="P17" draw:id="id11" draw:layer="layout" svg:width="1.797cm" svg:height="1.038cm" svg:x="15.22cm" svg:y="7.957cm">
          <draw:text-box>
            <text:p text:style-name="P1"><text:span text:style-name="T22">bob</text:span></text:p>
          </draw:text-box>
        </draw:frame>
        <draw:connector draw:style-name="gr7" draw:text-style-name="P18" draw:layer="layout" draw:type="curve" svg:x1="16.118cm" svg:y1="8.995cm" svg:x2="17.637cm" svg:y2="10.128cm" draw:start-shape="id11" draw:start-glue-point="2" draw:end-shape="id12" draw:end-glue-point="3">
          <text:p text:style-name="P1"/>
        </draw:connector>
        <draw:connector draw:style-name="gr7" draw:text-style-name="P18" draw:layer="layout" draw:type="curve" svg:x1="19.539cm" svg:y1="11.059cm" svg:x2="20.492cm" svg:y2="13.499cm" draw:end-shape="id13" draw:end-glue-point="3">
          <text:p text:style-name="P1"/>
        </draw:connector>
        <draw:connector draw:style-name="gr7" draw:text-style-name="P18" draw:layer="layout" draw:type="curve" svg:x1="22.755cm" svg:y1="8.966cm" svg:x2="24.109cm" svg:y2="10.056cm" draw:start-shape="id14" draw:start-glue-point="2" draw:end-shape="id15" draw:end-glue-point="3">
          <text:p text:style-name="P1"/>
        </draw:connector>
        <draw:rect draw:style-name="gr5" draw:text-style-name="P20" draw:id="id15" draw:layer="layout" svg:width="3.491cm" svg:height="3.165cm" svg:x="24.109cm" svg:y="8.474cm">
          <text:p text:style-name="P15"><text:span text:style-name="T27">first: Bob</text:span></text:p>
          <text:p text:style-name="P15"><text:span text:style-name="T27">last: Smith</text:span></text:p>
          <text:p text:style-name="P15"><text:span text:style-name="T27">ID: 2389</text:span></text:p>
          <text:p text:style-name="P15"><text:span text:style-name="T27">bday:</text:span></text:p>
        </draw:rect>
        <draw:frame draw:style-name="gr6" draw:text-style-name="P17" draw:id="id14" draw:layer="layout" svg:width="2.034cm" svg:height="1.038cm" svg:x="21.738cm" svg:y="7.928cm">
          <draw:text-box>
            <text:p text:style-name="P1"><text:span text:style-name="T22">larry</text:span></text:p>
          </draw:text-box>
        </draw:frame>
        <draw:connector draw:style-name="gr7" draw:text-style-name="P18" draw:layer="layout" draw:type="curve" draw:line-skew="1.092cm" svg:x1="26.737cm" svg:y1="10.988cm" svg:x2="24.23cm" svg:y2="13.499cm" draw:end-shape="id13" draw:end-glue-point="1">
          <text:p text:style-name="P1"/>
        </draw:connector>
        <draw:rect draw:style-name="gr5" draw:text-style-name="P20" draw:id="id17" draw:layer="layout" svg:width="3.491cm" svg:height="3.165cm" svg:x="3.941cm" svg:y="15.735cm">
          <text:p text:style-name="P15"><text:span text:style-name="T27">first: Bob</text:span></text:p>
          <text:p text:style-name="P15"><text:span text:style-name="T27">last: Smith</text:span></text:p>
          <text:p text:style-name="P15"><text:span text:style-name="T27">ID: 2389</text:span></text:p>
          <text:p text:style-name="P15"><text:span text:style-name="T27">bday:</text:span></text:p>
        </draw:rect>
        <draw:rect draw:style-name="gr5" draw:text-style-name="P20" draw:id="id18" draw:layer="layout" svg:width="3.738cm" svg:height="2.176cm" svg:x="8.102cm" svg:y="17.183cm">
          <text:p text:style-name="P15"><text:span text:style-name="T27">day: 12</text:span></text:p>
          <text:p text:style-name="P15"><text:span text:style-name="T27">month: 5</text:span></text:p>
          <text:p text:style-name="P15"><text:span text:style-name="T27">year: 1986</text:span></text:p>
        </draw:rect>
        <draw:frame draw:style-name="gr6" draw:text-style-name="P17" draw:id="id16" draw:layer="layout" svg:width="1.797cm" svg:height="1.038cm" svg:x="1.807cm" svg:y="15.464cm">
          <draw:text-box>
            <text:p text:style-name="P1"><text:span text:style-name="T22">bob</text:span></text:p>
          </draw:text-box>
        </draw:frame>
        <draw:connector draw:style-name="gr7" draw:text-style-name="P18" draw:layer="layout" draw:type="curve" svg:x1="2.705cm" svg:y1="16.502cm" svg:x2="3.941cm" svg:y2="17.317cm" draw:start-shape="id16" draw:start-glue-point="2" draw:end-shape="id17" draw:end-glue-point="3">
          <text:p text:style-name="P1"/>
        </draw:connector>
        <draw:connector draw:style-name="gr7" draw:text-style-name="P18" draw:layer="layout" draw:type="curve" svg:x1="6.126cm" svg:y1="18.266cm" svg:x2="8.102cm" svg:y2="18.271cm" draw:end-shape="id18" draw:end-glue-point="3">
          <text:p text:style-name="P1"/>
        </draw:connector>
        <draw:frame draw:style-name="gr8" draw:text-style-name="P21" draw:id="id19" draw:layer="layout" svg:width="2.204cm" svg:height="1.066cm" svg:x="11.744cm" svg:y="15.271cm">
          <draw:text-box>
            <text:p text:style-name="P1"><text:span text:style-name="T22">larry</text:span></text:p>
          </draw:text-box>
        </draw:frame>
        <draw:connector draw:style-name="gr7" draw:text-style-name="P18" draw:layer="layout" draw:type="curve" svg:x1="12.846cm" svg:y1="16.337cm" svg:x2="14.418cm" svg:y2="17.229cm" draw:start-shape="id19" draw:start-glue-point="2" draw:end-shape="id20" draw:end-glue-point="3">
          <text:p text:style-name="P1"/>
        </draw:connector>
        <draw:rect draw:style-name="gr5" draw:text-style-name="P20" draw:id="id20" draw:layer="layout" svg:width="3.491cm" svg:height="3.165cm" svg:x="14.418cm" svg:y="15.647cm">
          <text:p text:style-name="P15"><text:span text:style-name="T27">first: Bob</text:span></text:p>
          <text:p text:style-name="P15"><text:span text:style-name="T27">last: Smith</text:span></text:p>
          <text:p text:style-name="P15"><text:span text:style-name="T27">ID: 2389</text:span></text:p>
          <text:p text:style-name="P15"><text:span text:style-name="T27">bday:</text:span></text:p>
        </draw:rect>
        <draw:rect draw:style-name="gr5" draw:text-style-name="P20" draw:id="id21" draw:layer="layout" svg:width="3.738cm" svg:height="2.176cm" svg:x="18.508cm" svg:y="17.095cm">
          <text:p text:style-name="P15"><text:span text:style-name="T27">day: 12</text:span></text:p>
          <text:p text:style-name="P15"><text:span text:style-name="T27">month: 5</text:span></text:p>
          <text:p text:style-name="P15"><text:span text:style-name="T27">year: 1986</text:span></text:p>
        </draw:rect>
        <draw:connector draw:style-name="gr7" draw:text-style-name="P18" draw:layer="layout" draw:type="curve" svg:x1="16.603cm" svg:y1="18.178cm" svg:x2="18.508cm" svg:y2="18.183cm" draw:end-shape="id21" draw:end-glue-point="3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Using 'id' to look at aliase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e can check whether two names are <text:span text:style-name="T2">aliases</text:span> or separate <text:span text:style-name="T2">copies</text:span> by using the Python built-in '<text:span text:style-name="T2">id</text:span>'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id(student1)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8"># 11563216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student2 = student1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8"># alia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id(student2)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8"># 11563216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student2 = copy.deepcopy(student1)</text:span><text:span text:style-name="T22"><text:tab/></text:span><text:span text:style-name="T28"># cop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id(student2)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8"># 1849388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reating a list of object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Our student db is a list of StudentRecords</text:p>
              </text:list-item>
            </text:list>
            <text:list text:style-name="L3">
              <text:list-item>
                <text:p text:style-name="P3">Because of aliasing, we can't use this shortcu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student = StudentRecord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studentDB = [student] * 35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 list of 35 aliases to the same object!</text:p>
                  </text:list-item>
                </text:list>
              </text:list-item>
            </text:list>
            <text:list text:style-name="L3">
              <text:list-item>
                <text:p text:style-name="P3">Use a for loop to create separate object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9">studentDB = [0] * 35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9">for idx in range(len(studentDB)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9">studentDB[idx] = StudentRecord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Review from today (Py ch15)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Object-oriented</text:span> programming paradigm</text:p>
              </text:list-item>
            </text:list>
            <text:list text:style-name="L3">
              <text:list-item>
                <text:p text:style-name="P3">Objects, <text:span text:style-name="T2">methods</text:span>, <text:span text:style-name="T2">attributes</text:span></text:p>
              </text:list-item>
            </text:list>
            <text:list text:style-name="L3">
              <text:list-item>
                <text:p text:style-name="P3"><text:span text:style-name="T2">Classes</text:span>, <text:span text:style-name="T2">instances</text:span></text:p>
              </text:list-item>
            </text:list>
            <text:list text:style-name="L3">
              <text:list-item>
                <text:p text:style-name="P3"><text:span text:style-name="T2">Alias</text:span> vs. <text:span text:style-name="T2">shallow</text:span> copy vs. <text:span text:style-name="T2">deep</text:span> cop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30">Register for </text:span><text:span text:style-name="T31">CMPT145</text:span><text:span text:style-name="T30"> if you haven't already</text:span></text:p>
              </text:list-item>
            </text:list>
            <text:list text:style-name="L3">
              <text:list-item>
                <text:p text:style-name="P3"><text:span text:style-name="T31">Lab06</text:span><text:span text:style-name="T30"> due </text:span><text:span text:style-name="T32">tonight</text:span></text:p>
              </text:list-item>
            </text:list>
            <text:list text:style-name="L3">
              <text:list-item>
                <text:p text:style-name="P3"><text:span text:style-name="T31">Lab07</text:span><text:span text:style-name="T30"> due next </text:span><text:span text:style-name="T32">Wed</text:span><text:span text:style-name="T30">: </text:span><text:span text:style-name="T33">ch9</text:span><text:span text:style-name="T30"> (choose one):</text:span></text:p>
              </text:list-item>
            </text:list>
            <text:list text:style-name="L3">
              <text:list-item>
                <text:list>
                  <text:list-item>
                    <text:p text:style-name="P4">#<text:span text:style-name="T6">37+38</text:span>: people db, matc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#<text:span text:style-name="T6">40+41</text:span>: online chequebo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#<text:span text:style-name="T6">46</text:span>: church directory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Paper topic</text:span> due next week <text:span text:style-name="T6">Fri 9Nov</text:span></text:p>
              </text:list-item>
            </text:list>
            <text:list text:style-name="L3">
              <text:list-item>
                <text:p text:style-name="P3"><text:span text:style-name="T31">Lab10</text:span><text:span text:style-name="T30"> due last week of classes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0">Choose one from Lab</text:span><text:span text:style-name="T33">04-07</text:span><text:span text:style-name="T30">, do in M2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30T09:58:23</meta:creation-date>
    <dc:creator>Sean Ho</dc:creator>
    <dc:date>2007-10-31T16:06:38</dc:date>
    <meta:editing-cycles>14</meta:editing-cycles>
    <meta:editing-duration>PT8H17M9S</meta:editing-duration>
    <meta:user-defined meta:name="Info 1"/>
    <meta:user-defined meta:name="Info 2"/>
    <meta:user-defined meta:name="Info 3"/>
    <meta:user-defined meta:name="Info 4"/>
    <meta:document-statistic meta:object-count="265"/>
  </office:meta>
</office:document-meta>
</file>